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6055f"/>
    </style:style>
    <style:style style:name="T1" style:family="text">
      <style:text-properties style:font-name="sans-serif" fo:font-size="30.75pt"/>
    </style:style>
    <style:style style:name="T2" style:family="text">
      <style:text-properties fo:font-size="30.75pt"/>
    </style:style>
    <style:style style:name="T3" style:family="text">
      <style:text-properties style:font-name="Arial"/>
    </style:style>
    <style:style style:name="T4" style:family="text">
      <style:text-properties style:font-name="Arial" fo:font-size="10.5pt" style:font-size-asian="10.5pt" style:font-size-complex="10.5pt"/>
    </style:style>
    <style:style style:name="T5" style:family="text">
      <style:text-properties style:font-name="Arial" fo:font-size="20pt" style:font-size-asian="20pt" style:font-size-complex="20pt"/>
    </style:style>
    <style:style style:name="T6" style:family="text">
      <style:text-properties style:font-name="Arial" fo:font-size="6pt" style:font-size-asian="6pt" style:font-size-complex="6pt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Arial" fo:font-size="9pt" style:font-size-asian="9pt" style:font-size-complex="9pt"/>
    </style:style>
    <style:style style:name="T10" style:family="text">
      <style:text-properties style:font-name="Arial" fo:font-size="11pt" style:font-size-asian="11pt" style:font-size-complex="11pt"/>
    </style:style>
    <style:style style:name="T11" style:family="text">
      <style:text-properties style:font-name="Arial" fo:font-size="10pt" style:font-size-asian="10pt" style:font-size-complex="10pt"/>
    </style:style>
    <style:style style:name="T12" style:family="text">
      <style:text-properties style:font-name="Arial" fo:font-weight="bold" style:font-weight-asian="bold" style:font-weight-complex="bold"/>
    </style:style>
    <style:style style:name="T13" style:family="text">
      <style:text-properties fo:font-size="10.5pt" style:font-size-asian="10.5pt" style:font-size-complex="10.5pt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c9211e" loext:opacity="100%"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2a6099" loext:opacity="100%"/>
    </style:style>
    <style:style style:name="T21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2a6099" loext:opacity="100%" style:font-name="Arial"/>
    </style:style>
    <style:style style:name="T23" style:family="text">
      <style:text-properties fo:color="#2a6099" loext:opacity="100%" style:font-name="Arial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2a6099" loext:opacity="100%" style:font-name="Arial" fo:font-size="14pt" fo:font-weight="bold" style:font-size-asian="14pt" style:font-weight-asian="bold" style:font-size-complex="14pt" style:font-weight-complex="bold"/>
    </style:style>
    <style:style style:name="T25" style:family="text">
      <style:text-properties fo:color="#2a6099" loext:opacity="100%" style:font-name="Arial" style:text-underline-style="solid" style:text-underline-width="auto" style:text-underline-color="font-color"/>
    </style:style>
    <style:style style:name="T26" style:family="text">
      <style:text-properties fo:color="#2a6099" loext:opacity="100%" fo:font-size="14pt" fo:font-weight="bold" style:font-size-asian="14pt" style:font-weight-asian="bold" style:font-size-complex="14pt" style:font-weight-complex="bold"/>
    </style:style>
    <style:style style:name="T27" style:family="text">
      <style:text-properties fo:color="#729fcf" loext:opacity="100%" style:font-name="Arial" style:text-underline-style="solid" style:text-underline-width="auto" style:text-underline-color="font-color"/>
    </style:style>
    <style:style style:name="T28" style:family="text">
      <style:text-properties fo:color="#5983b0" loext:opacity="100%" style:font-name="Arial" style:text-underline-style="solid" style:text-underline-width="auto" style:text-underline-color="font-color"/>
    </style:style>
    <style:style style:name="T29" style:family="text">
      <style:text-properties fo:color="#3465a4" loext:opacity="100%" style:font-name="Arial"/>
    </style:style>
    <style:style style:name="T30" style:family="text">
      <style:text-properties fo:color="#3465a4" loext:opacity="100%" style:font-name="Arial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page44R_mcid10"/><text:span text:style-name="T26">I</text:span><text:span text:style-name="T24">nformática</text:span><text:bookmark text:name="page44R_mcid11"/><text:span text:style-name="T3"><text:line-break/> <text:s text:c="87"/></text:span><text:span text:style-name="T11"><text:s/>Origem:</text:span><text:bookmark text:name="page44R_mcid12"/><text:span text:style-name="T11"> Wikipédia,</text:span><text:bookmark text:name="page44R_mcid13"/><text:span text:style-name="T11"> a</text:span><text:bookmark text:name="page44R_mcid14"/><text:span text:style-name="T11"> enciclopédia</text:span><text:bookmark text:name="page44R_mcid15"/><text:span text:style-name="T11"> livre.</text:span></text:p>
      <text:p text:style-name="P2"><text:span text:style-name="T3"><text:line-break/></text:span><text:span text:style-name="T12">Informática</text:span><text:bookmark text:name="page44R_mcid17"/><text:span text:style-name="T3"> é</text:span><text:bookmark text:name="page44R_mcid18"/><text:span text:style-name="T3"> um termo usado para</text:span><text:bookmark text:name="page44R_mcid19"/><text:span text:style-name="T3"> descrever</text:span><text:bookmark text:name="page44R_mcid20"/><text:span text:style-name="T3"> o</text:span><text:bookmark text:name="page44R_mcid21"/><text:span text:style-name="T3"> conjunto</text:span><text:bookmark text:name="page44R_mcid22"/><text:span text:style-name="T3"> das</text:span><text:bookmark text:name="page44R_mcid23"/><text:span text:style-name="T3"> </text:span><text:span text:style-name="T30">ciências</text:span><text:span text:style-name="T3"> relacionadas</text:span><text:bookmark text:name="page44R_mcid24"/><text:span text:style-name="T3"><text:line-break/>ao </text:span><text:span text:style-name="T30">armazenamento</text:span><text:span text:style-name="T3">, transmissão</text:span><text:bookmark text:name="page44R_mcid25"/><text:span text:style-name="T3"> e</text:span><text:bookmark text:name="page44R_mcid26"/><text:span text:style-name="T3"> processamento</text:span><text:bookmark text:name="page44R_mcid27"/><text:span text:style-name="T3"> de</text:span><text:bookmark text:name="page44R_mcid28"/><text:span text:style-name="T3"> informações</text:span><text:bookmark text:name="page44R_mcid29"/><text:span text:style-name="T3"> em meios</text:span><text:bookmark text:name="page44R_mcid30"/><text:span text:style-name="T3"><text:line-break/></text:span><text:span text:style-name="T30">digitais</text:span><text:span text:style-name="T3">,</text:span><text:bookmark text:name="page44R_mcid31"/><text:span text:style-name="T3"> estando</text:span><text:bookmark text:name="page44R_mcid32"/><text:span text:style-name="T3"> incluídas neste grupo:</text:span><text:bookmark text:name="page44R_mcid33"/><text:span text:style-name="T3"> a</text:span><text:bookmark text:name="page44R_mcid34"/><text:span text:style-name="T3"> </text:span><text:span text:style-name="T30">ciência</text:span><text:bookmark text:name="page44R_mcid35"/><text:span text:style-name="T30"> da</text:span><text:bookmark text:name="page44R_mcid36"/><text:span text:style-name="T30"> computação</text:span><text:span text:style-name="T3">,</text:span><text:bookmark text:name="page44R_mcid37"/><text:span text:style-name="T3"> a</text:span><text:bookmark text:name="page44R_mcid38"/><text:span text:style-name="T3"> </text:span><text:span text:style-name="T30">teoria da</text:span><text:bookmark text:name="page44R_mcid39"/><text:span text:style-name="T30"><text:line-break/>informação</text:span><text:span text:style-name="T3">,</text:span><text:bookmark text:name="page44R_mcid40"/><text:span text:style-name="T3"> o</text:span><text:bookmark text:name="page44R_mcid41"/><text:span text:style-name="T3"> </text:span><text:span text:style-name="T30">processo de</text:span><text:bookmark text:name="page44R_mcid42"/><text:span text:style-name="T30"> cálculo</text:span><text:span text:style-name="T3">,</text:span><text:bookmark text:name="page44R_mcid43"/><text:span text:style-name="T3"> a</text:span><text:bookmark text:name="page44R_mcid44"/><text:span text:style-name="T3"> análise</text:span><text:bookmark text:name="page44R_mcid45"/><text:span text:style-name="T3"> numérica</text:span><text:bookmark text:name="page44R_mcid46"/><text:span text:style-name="T3"> e</text:span><text:bookmark text:name="page44R_mcid47"/><text:span text:style-name="T3"> os</text:span><text:bookmark text:name="page44R_mcid48"/><text:span text:style-name="T3"> métodos teóricos</text:span><text:bookmark text:name="page44R_mcid49"/><text:span text:style-name="T3"> da</text:span><text:bookmark text:name="page44R_mcid50"/><text:span text:style-name="T3"><text:line-break/>representação</text:span><text:bookmark text:name="page44R_mcid51"/><text:span text:style-name="T3"> dos</text:span><text:bookmark text:name="page44R_mcid52"/><text:span text:style-name="T3"> conhecimentos</text:span><text:bookmark text:name="page44R_mcid53"/><text:span text:style-name="T3"> e da</text:span><text:bookmark text:name="page44R_mcid54"/><text:span text:style-name="T3"> modelagem</text:span><text:bookmark text:name="page44R_mcid55"/><text:span text:style-name="T3"> dos</text:span><text:bookmark text:name="page44R_mcid56"/><text:span text:style-name="T3"> problemas. Mas também</text:span><text:bookmark text:name="page44R_mcid57"/><text:span text:style-name="T3"><text:line-break/>pode ser entendida como ciência que estuda</text:span><text:bookmark text:name="page44R_mcid58"/><text:span text:style-name="T3"> o</text:span><text:bookmark text:name="page44R_mcid59"/><text:span text:style-name="T3"> conjunto</text:span><text:bookmark text:name="page44R_mcid60"/><text:span text:style-name="T3"> de</text:span><text:bookmark text:name="page44R_mcid61"/><text:span text:style-name="T3"> informações</text:span><text:bookmark text:name="page44R_mcid62"/><text:span text:style-name="T3"> e</text:span><text:bookmark text:name="page44R_mcid63"/><text:span text:style-name="T3"><text:line-break/>conhecimentos</text:span><text:bookmark text:name="page44R_mcid64"/><text:span text:style-name="T3"> por</text:span><text:bookmark text:name="page44R_mcid65"/><text:span text:style-name="T3"> meios</text:span><text:bookmark text:name="page44R_mcid66"/><text:span text:style-name="T3"> digitais.</text:span><text:bookmark text:name="page44R_mcid67"/><text:span text:style-name="T3"><text:line-break/>O</text:span><text:bookmark text:name="page44R_mcid68"/><text:span text:style-name="T3"> termo informática,</text:span><text:bookmark text:name="page44R_mcid69"/><text:span text:style-name="T3"> é</text:span><text:bookmark text:name="page44R_mcid70"/><text:span text:style-name="T3"> tratado</text:span><text:bookmark text:name="page44R_mcid71"/><text:span text:style-name="T3"> em </text:span><text:span text:style-name="T30">Portugal</text:span><text:span text:style-name="T3"> como </text:span><text:span text:style-name="T30">sinônimo</text:span><text:bookmark text:name="page44R_mcid72"/><text:span text:style-name="T3"> da</text:span><text:bookmark text:name="page44R_mcid73"/><text:span text:style-name="T3"> ciência</text:span><text:bookmark text:name="page44R_mcid74"/><text:span text:style-name="T3"> da</text:span><text:bookmark text:name="page44R_mcid75"/><text:span text:style-name="T3"><text:line-break/>computação,</text:span><text:bookmark text:name="page44R_mcid76"/><text:span text:style-name="T3"> e no</text:span><text:bookmark text:name="page44R_mcid77"/><text:span text:style-name="T3"> </text:span><text:span text:style-name="T30">Brasil</text:span><text:bookmark text:name="page44R_mcid78"/><text:span text:style-name="T3"> é</text:span><text:bookmark text:name="page44R_mcid79"/><text:span text:style-name="T3"> habitualmente usado para rever especificamente</text:span><text:bookmark text:name="page44R_mcid80"/><text:span text:style-name="T3"> o</text:span><text:bookmark text:name="page44R_mcid81"/><text:span text:style-name="T3"><text:line-break/>processo de</text:span><text:bookmark text:name="page44R_mcid82"/><text:span text:style-name="T3"> tratamento</text:span><text:bookmark text:name="page44R_mcid83"/><text:span text:style-name="T3"> da</text:span><text:bookmark text:name="page44R_mcid84"/><text:span text:style-name="T3"> informação por meio</text:span><text:bookmark text:name="page44R_mcid85"/><text:span text:style-name="T3"> de</text:span><text:bookmark text:name="page44R_mcid86"/><text:span text:style-name="T3"> </text:span><text:span text:style-name="T30">máquinas</text:span><text:span text:style-name="T3"> eletrônicas definidas</text:span><text:bookmark text:name="page44R_mcid87"/><text:span text:style-name="T3"><text:line-break/>como </text:span><text:span text:style-name="T30">computadores</text:span><text:span text:style-name="T3">.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09:13:16.378708820</meta:creation-date>
    <dc:date>2023-04-19T09:24:23.173395265</dc:date>
    <meta:editing-duration>PT11M9S</meta:editing-duration>
    <meta:editing-cycles>1</meta:editing-cycles>
    <meta:document-statistic meta:table-count="0" meta:image-count="0" meta:object-count="0" meta:page-count="1" meta:paragraph-count="2" meta:word-count="114" meta:character-count="872" meta:non-whitespace-character-count="670"/>
    <meta:generator>LibreOffice/7.4.5.1$Linux_X86_64 LibreOffice_project/40$Build-1</meta:generator>
  </office:meta>
</office:document-meta>
</file>